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text-properties fo:font-weight="bold" style:font-weight-asian="bold" fo:font-size="16pt" style:font-size-asian="16pt" fo:language="eu" fo:country="ES"/>
    </style:style>
    <style:style style:name="P2" style:parent-style-name="Normal" style:family="paragraph">
      <style:text-properties fo:font-weight="bold" style:font-weight-asian="bold" fo:font-size="16pt" style:font-size-asian="16pt" fo:language="eu" fo:country="ES"/>
    </style:style>
    <style:style style:name="P3" style:parent-style-name="Normal" style:family="paragraph">
      <style:text-properties fo:font-weight="bold" style:font-weight-asian="bold" fo:font-style="italic" style:font-style-asian="italic" fo:font-size="14pt" style:font-size-asian="14pt" fo:language="eu" fo:country="ES"/>
    </style:style>
    <style:style style:name="P4" style:parent-style-name="Normal" style:family="paragraph">
      <style:paragraph-properties fo:text-align="justify"/>
      <style:text-properties fo:language="eu" fo:country="ES"/>
    </style:style>
    <style:style style:name="P5" style:parent-style-name="Normal" style:family="paragraph">
      <style:text-properties fo:language="eu" fo:country="ES"/>
    </style:style>
    <style:style style:name="P6" style:parent-style-name="Normal" style:family="paragraph">
      <style:paragraph-properties fo:text-align="justify"/>
      <style:text-properties fo:language="eu" fo:country="ES"/>
    </style:style>
    <style:style style:name="P7" style:parent-style-name="ListParagraph" style:family="paragraph">
      <style:paragraph-properties fo:text-align="justify" fo:margin-left="0.4451in" fo:text-indent="-0.1972in">
        <style:tab-stops/>
      </style:paragraph-properties>
      <style:text-properties fo:language="eu" fo:country="ES"/>
    </style:style>
    <style:style style:name="P8" style:parent-style-name="ListParagraph" style:family="paragraph">
      <style:paragraph-properties fo:text-align="justify" fo:margin-left="0.4451in" fo:text-indent="-0.1972in">
        <style:tab-stops/>
      </style:paragraph-properties>
      <style:text-properties fo:language="eu" fo:country="ES"/>
    </style:style>
    <style:style style:name="P9" style:parent-style-name="ListParagraph" style:family="paragraph">
      <style:paragraph-properties fo:text-align="justify" fo:margin-left="0.4451in" fo:text-indent="-0.1972in">
        <style:tab-stops/>
      </style:paragraph-properties>
      <style:text-properties fo:language="eu" fo:country="ES"/>
    </style:style>
    <style:style style:name="P10" style:parent-style-name="ListParagraph" style:family="paragraph">
      <style:paragraph-properties fo:text-align="justify" fo:margin-left="0.4451in" fo:text-indent="-0.1972in">
        <style:tab-stops/>
      </style:paragraph-properties>
      <style:text-properties fo:language="eu" fo:country="ES"/>
    </style:style>
    <style:style style:name="P11" style:parent-style-name="ListParagraph" style:family="paragraph">
      <style:paragraph-properties fo:text-align="justify" fo:margin-left="0.4451in" fo:text-indent="-0.1972in">
        <style:tab-stops/>
      </style:paragraph-properties>
      <style:text-properties fo:language="eu" fo:country="ES"/>
    </style:style>
    <style:style style:name="P12" style:parent-style-name="ListParagraph" style:family="paragraph">
      <style:paragraph-properties fo:text-align="justify" fo:margin-left="0.4451in" fo:text-indent="-0.1972in">
        <style:tab-stops/>
      </style:paragraph-properties>
      <style:text-properties fo:language="eu" fo:country="ES"/>
    </style:style>
    <style:style style:name="P13" style:parent-style-name="ListParagraph" style:family="paragraph">
      <style:paragraph-properties fo:text-align="justify" fo:margin-left="0.4451in" fo:text-indent="-0.1972in">
        <style:tab-stops/>
      </style:paragraph-properties>
      <style:text-properties fo:language="eu" fo:country="ES"/>
    </style:style>
    <style:style style:name="P14" style:parent-style-name="Normal" style:family="paragraph">
      <style:paragraph-properties fo:text-align="justify"/>
      <style:text-properties fo:language="eu" fo:country="ES"/>
    </style:style>
    <style:style style:name="P15" style:parent-style-name="Normal" style:family="paragraph">
      <style:paragraph-properties fo:text-align="justify"/>
    </style:style>
    <style:style style:name="T16" style:parent-style-name="DefaultParagraphFont" style:family="text">
      <style:text-properties fo:language="eu" fo:country="ES"/>
    </style:style>
    <style:style style:name="T17" style:parent-style-name="DefaultParagraphFont" style:family="text">
      <style:text-properties fo:language="eu" fo:country="ES"/>
    </style:style>
    <style:style style:name="T18" style:parent-style-name="DefaultParagraphFont" style:family="text">
      <style:text-properties fo:language="eu" fo:country="ES"/>
    </style:style>
    <style:style style:name="T19" style:parent-style-name="DefaultParagraphFont" style:family="text">
      <style:text-properties fo:font-style="italic" style:font-style-asian="italic" fo:language="eu" fo:country="ES"/>
    </style:style>
    <style:style style:name="T20" style:parent-style-name="DefaultParagraphFont" style:family="text">
      <style:text-properties fo:language="eu" fo:country="ES"/>
    </style:style>
    <style:style style:name="T21" style:parent-style-name="DefaultParagraphFont" style:family="text">
      <style:text-properties fo:language="eu" fo:country="ES"/>
    </style:style>
    <style:style style:name="P22" style:parent-style-name="Normal" style:family="paragraph">
      <style:text-properties fo:language="eu" fo:country="ES"/>
    </style:style>
    <style:style style:name="P23" style:parent-style-name="Normal" style:family="paragraph">
      <style:paragraph-properties fo:break-before="page"/>
      <style:text-properties fo:language="eu" fo:country="ES"/>
    </style:style>
    <style:style style:name="P24" style:parent-style-name="Normal" style:family="paragraph">
      <style:text-properties fo:font-weight="bold" style:font-weight-asian="bold" fo:font-style="italic" style:font-style-asian="italic" fo:font-size="14pt" style:font-size-asian="14pt" fo:language="eu" fo:country="ES"/>
    </style:style>
    <style:style style:name="P25" style:parent-style-name="Normal" style:family="paragraph">
      <style:text-properties fo:font-weight="bold" style:font-weight-asian="bold" fo:font-size="12pt" style:font-size-asian="12pt" style:text-underline-type="single" style:text-underline-style="solid" style:text-underline-width="auto" style:text-underline-mode="continuous" fo:language="eu" fo:country="ES"/>
    </style:style>
    <style:style style:name="P26" style:parent-style-name="Normal" style:family="paragraph">
      <style:paragraph-properties fo:text-align="justify"/>
    </style:style>
    <style:style style:name="T27" style:parent-style-name="DefaultParagraphFont" style:family="text">
      <style:text-properties fo:language="eu" fo:country="ES"/>
    </style:style>
    <style:style style:name="T28" style:parent-style-name="DefaultParagraphFont" style:family="text">
      <style:text-properties fo:language="eu" fo:country="ES"/>
    </style:style>
    <style:style style:name="T29" style:parent-style-name="DefaultParagraphFont" style:family="text">
      <style:text-properties fo:language="eu" fo:country="ES"/>
    </style:style>
    <style:style style:name="T30" style:parent-style-name="DefaultParagraphFont" style:family="text">
      <style:text-properties fo:font-weight="bold" style:font-weight-asian="bold" style:font-weight-complex="bold" fo:language="eu" fo:country="ES"/>
    </style:style>
    <style:style style:name="T31" style:parent-style-name="DefaultParagraphFont" style:family="text">
      <style:text-properties fo:language="eu" fo:country="ES"/>
    </style:style>
    <style:style style:name="P32" style:parent-style-name="Normal" style:family="paragraph">
      <style:text-properties fo:font-size="12pt" style:font-size-asian="12pt" style:text-underline-type="single" style:text-underline-style="solid" style:text-underline-width="auto" style:text-underline-mode="continuous" fo:language="eu" fo:country="ES"/>
    </style:style>
    <style:style style:name="P33" style:parent-style-name="Normal" style:family="paragraph">
      <style:text-properties fo:font-size="12pt" style:font-size-asian="12pt" style:text-underline-type="single" style:text-underline-style="solid" style:text-underline-width="auto" style:text-underline-mode="continuous" fo:language="eu" fo:country="ES"/>
    </style:style>
    <style:style style:name="TableColumn35" style:family="table-column">
      <style:table-column-properties style:column-width="1.0506in" style:use-optimal-column-width="false"/>
    </style:style>
    <style:style style:name="TableColumn36" style:family="table-column">
      <style:table-column-properties style:column-width="1.8006in" style:use-optimal-column-width="false"/>
    </style:style>
    <style:style style:name="TableColumn37" style:family="table-column">
      <style:table-column-properties style:column-width="3.9305in" style:use-optimal-column-width="false"/>
    </style:style>
    <style:style style:name="Table34" style:family="table">
      <style:table-properties style:width="6.7819in" fo:margin-left="0in" table:align="left"/>
    </style:style>
    <style:style style:name="TableRow38" style:family="table-row">
      <style:table-row-properties style:min-row-height="0.2625in" style:use-optimal-row-height="false"/>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Normal" style:family="paragraph">
      <style:paragraph-properties fo:line-height="100%"/>
      <style:text-properties fo:font-weight="bold" style:font-weight-asian="bold" fo:language="eu" fo:country="ES"/>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line-height="100%"/>
      <style:text-properties fo:font-weight="bold" style:font-weight-asian="bold" fo:language="eu" fo:country="ES"/>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line-height="100%"/>
      <style:text-properties fo:font-weight="bold" style:font-weight-asian="bold" fo:language="eu" fo:country="ES"/>
    </style:style>
    <style:style style:name="TableRow45" style:family="table-row">
      <style:table-row-properties style:min-row-height="0.2625in" style:use-optimal-row-height="false"/>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line-height="100%"/>
      <style:text-properties fo:language="eu" fo:country="E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line-height="100%"/>
      <style:text-properties fo:language="eu" fo:country="E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line-height="100%"/>
      <style:text-properties fo:language="eu" fo:country="ES"/>
    </style:style>
    <style:style style:name="TableRow52" style:family="table-row">
      <style:table-row-properties style:min-row-height="0.2958in" style:use-optimal-row-height="false"/>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line-height="100%"/>
      <style:text-properties fo:language="eu" fo:country="ES"/>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Normal" style:family="paragraph">
      <style:paragraph-properties fo:line-height="100%"/>
      <style:text-properties fo:language="eu" fo:country="E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line-height="100%"/>
      <style:text-properties fo:language="eu" fo:country="ES"/>
    </style:style>
    <style:style style:name="TableRow59" style:family="table-row">
      <style:table-row-properties style:min-row-height="0.2958in" style:use-optimal-row-height="false"/>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line-height="100%"/>
      <style:text-properties fo:language="eu" fo:country="E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line-height="100%"/>
      <style:text-properties fo:language="eu" fo:country="E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paragraph-properties fo:line-height="100%"/>
      <style:text-properties fo:language="eu" fo:country="ES"/>
    </style:style>
    <style:style style:name="TableRow66" style:family="table-row">
      <style:table-row-properties style:min-row-height="0.2805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line-height="100%"/>
      <style:text-properties fo:language="eu" fo:country="E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line-height="100%"/>
      <style:text-properties fo:language="eu" fo:country="E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line-height="100%"/>
      <style:text-properties fo:language="eu" fo:country="ES"/>
    </style:style>
    <style:style style:name="TableRow73" style:family="table-row">
      <style:table-row-properties style:min-row-height="0.284in"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line-height="100%"/>
      <style:text-properties fo:language="eu" fo:country="E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line-height="100%"/>
      <style:text-properties fo:language="eu" fo:country="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line-height="100%"/>
      <style:text-properties fo:language="eu" fo:country="ES"/>
    </style:style>
    <style:style style:name="TableRow80" style:family="table-row">
      <style:table-row-properties style:use-optimal-row-height="false"/>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line-height="100%"/>
      <style:text-properties fo:language="eu" fo:country="E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line-height="100%"/>
      <style:text-properties fo:language="eu" fo:country="E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line-height="100%"/>
      <style:text-properties fo:language="eu" fo:country="ES"/>
    </style:style>
    <style:style style:name="TableRow87" style:family="table-row">
      <style:table-row-properties style:min-row-height="0.2784in" style:use-optimal-row-height="false"/>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line-height="100%"/>
      <style:text-properties fo:language="eu" fo:country="E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line-height="100%"/>
      <style:text-properties fo:language="eu" fo:country="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line-height="100%"/>
      <style:text-properties fo:language="eu" fo:country="ES"/>
    </style:style>
    <style:style style:name="TableRow94" style:family="table-row">
      <style:table-row-properties style:min-row-height="0.2784in" style:use-optimal-row-height="false"/>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line-height="100%"/>
      <style:text-properties fo:language="eu" fo:country="E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paragraph-properties fo:line-height="100%"/>
      <style:text-properties fo:language="eu" fo:country="E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paragraph-properties fo:line-height="100%"/>
      <style:text-properties fo:language="eu" fo:country="ES"/>
    </style:style>
    <style:style style:name="TableRow101" style:family="table-row">
      <style:table-row-properties style:min-row-height="0.2784in" style:use-optimal-row-height="false"/>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line-height="100%"/>
      <style:text-properties fo:language="eu" fo:country="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line-height="100%"/>
      <style:text-properties fo:language="eu" fo:country="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line-height="100%"/>
      <style:text-properties fo:language="eu" fo:country="ES"/>
    </style:style>
    <style:style style:name="TableRow108" style:family="table-row">
      <style:table-row-properties style:min-row-height="0.2784in" style:use-optimal-row-height="false"/>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line-height="100%"/>
      <style:text-properties fo:language="eu" fo:country="E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line-height="100%"/>
      <style:text-properties fo:language="eu" fo:country="E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line-height="100%"/>
      <style:text-properties fo:language="eu" fo:country="ES"/>
    </style:style>
    <style:style style:name="TableRow115" style:family="table-row">
      <style:table-row-properties style:min-row-height="0.2784in" style:use-optimal-row-height="false"/>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Normal" style:family="paragraph">
      <style:paragraph-properties fo:line-height="100%"/>
      <style:text-properties fo:language="eu" fo:country="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line-height="100%"/>
      <style:text-properties fo:language="eu" fo:country="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line-height="100%"/>
      <style:text-properties fo:language="eu" fo:country="ES"/>
    </style:style>
    <style:style style:name="P122" style:parent-style-name="Normal" style:family="paragraph">
      <style:paragraph-properties fo:text-align="justify"/>
      <style:text-properties fo:language="eu" fo:country="ES"/>
    </style:style>
    <style:style style:name="P123" style:parent-style-name="Normal" style:family="paragraph">
      <style:text-properties fo:font-size="12pt" style:font-size-asian="12pt" style:text-underline-type="single" style:text-underline-style="solid" style:text-underline-width="auto" style:text-underline-mode="continuous" fo:language="eu" fo:country="ES"/>
    </style:style>
    <style:style style:name="TableColumn125" style:family="table-column">
      <style:table-column-properties style:column-width="1.059in" style:use-optimal-column-width="false"/>
    </style:style>
    <style:style style:name="TableColumn126" style:family="table-column">
      <style:table-column-properties style:column-width="1.6743in" style:use-optimal-column-width="false"/>
    </style:style>
    <style:style style:name="TableColumn127" style:family="table-column">
      <style:table-column-properties style:column-width="3.9527in" style:use-optimal-column-width="false"/>
    </style:style>
    <style:style style:name="Table124" style:family="table">
      <style:table-properties style:width="6.6861in" fo:margin-left="0in" table:align="left"/>
    </style:style>
    <style:style style:name="TableRow128" style:family="table-row">
      <style:table-row-properties style:min-row-height="0.2631in" style:use-optimal-row-height="false"/>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line-height="100%"/>
      <style:text-properties fo:font-weight="bold" style:font-weight-asian="bold" fo:language="eu" fo:country="E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line-height="100%"/>
      <style:text-properties fo:font-weight="bold" style:font-weight-asian="bold" fo:language="eu" fo:country="E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line-height="100%"/>
      <style:text-properties fo:font-weight="bold" style:font-weight-asian="bold" fo:language="eu" fo:country="ES"/>
    </style:style>
    <style:style style:name="TableRow135" style:family="table-row">
      <style:table-row-properties style:min-row-height="0.2958in" style:use-optimal-row-height="false"/>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line-height="100%"/>
      <style:text-properties fo:language="eu" fo:country="E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line-height="100%"/>
      <style:text-properties fo:language="eu" fo:country="ES"/>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line-height="100%"/>
      <style:text-properties fo:language="eu" fo:country="ES"/>
    </style:style>
    <style:style style:name="TableRow142" style:family="table-row">
      <style:table-row-properties style:min-row-height="0.2958in" style:use-optimal-row-height="false"/>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line-height="100%"/>
      <style:text-properties fo:language="eu" fo:country="E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line-height="100%"/>
      <style:text-properties fo:language="eu" fo:country="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line-height="100%"/>
      <style:text-properties fo:language="eu" fo:country="ES"/>
    </style:style>
    <style:style style:name="TableRow149" style:family="table-row">
      <style:table-row-properties style:min-row-height="0.2958in" style:use-optimal-row-height="false"/>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line-height="100%"/>
      <style:text-properties fo:language="eu" fo:country="ES"/>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line-height="100%"/>
      <style:text-properties fo:language="eu" fo:country="E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line-height="100%"/>
    </style:style>
    <style:style style:name="T156" style:parent-style-name="DefaultParagraphFont" style:family="text">
      <style:text-properties fo:language="eu" fo:country="ES"/>
    </style:style>
    <style:style style:name="TableRow157" style:family="table-row">
      <style:table-row-properties style:min-row-height="0.2958in" style:use-optimal-row-height="false"/>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line-height="100%"/>
      <style:text-properties fo:language="eu" fo:country="E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line-height="100%"/>
      <style:text-properties fo:language="eu" fo:country="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line-height="100%"/>
      <style:text-properties fo:language="eu" fo:country="ES"/>
    </style:style>
    <style:style style:name="P164" style:parent-style-name="Normal" style:family="paragraph">
      <style:paragraph-properties fo:text-align="justify"/>
      <style:text-properties fo:language="eu" fo:country="ES"/>
    </style:style>
    <style:style style:name="P165" style:parent-style-name="Normal" style:family="paragraph">
      <style:text-properties fo:font-weight="bold" style:font-weight-asian="bold" fo:font-size="12pt" style:font-size-asian="12pt" style:text-underline-type="single" style:text-underline-style="solid" style:text-underline-width="auto" style:text-underline-mode="continuous" fo:language="eu" fo:country="ES"/>
    </style:style>
    <style:style style:name="P166" style:parent-style-name="Normal" style:family="paragraph">
      <style:text-properties fo:font-weight="bold" style:font-weight-asian="bold" fo:font-size="12pt" style:font-size-asian="12pt" style:text-underline-type="single" style:text-underline-style="solid" style:text-underline-width="auto" style:text-underline-mode="continuous" fo:language="eu" fo:country="ES"/>
    </style:style>
    <style:style style:name="P167" style:parent-style-name="Normal" style:family="paragraph">
      <style:paragraph-properties fo:text-align="justify"/>
      <style:text-properties fo:language="eu" fo:country="ES"/>
    </style:style>
    <style:style style:name="P168"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69"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70"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71"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72" style:parent-style-name="Normal" style:family="paragraph">
      <style:paragraph-properties fo:text-align="justify"/>
      <style:text-properties style:text-underline-type="single" style:text-underline-style="solid" style:text-underline-width="auto" style:text-underline-mode="continuous" fo:language="eu" fo:country="ES"/>
    </style:style>
    <style:style style:name="P173" style:parent-style-name="Normal" style:family="paragraph">
      <style:paragraph-properties fo:text-align="justify"/>
    </style:style>
    <style:style style:name="T174" style:parent-style-name="DefaultParagraphFont" style:family="text">
      <style:text-properties fo:language="eu" fo:country="ES"/>
    </style:style>
    <style:style style:name="T175" style:parent-style-name="DefaultParagraphFont" style:family="text">
      <style:text-properties fo:language="eu" fo:country="ES"/>
    </style:style>
    <style:style style:name="T176" style:parent-style-name="DefaultParagraphFont" style:family="text">
      <style:text-properties fo:language="eu" fo:country="ES"/>
    </style:style>
    <style:style style:name="T177" style:parent-style-name="DefaultParagraphFont" style:family="text">
      <style:text-properties fo:font-weight="bold" style:font-weight-asian="bold" style:font-weight-complex="bold" fo:font-style="italic" style:font-style-asian="italic" style:font-style-complex="italic" fo:language="eu" fo:country="ES"/>
    </style:style>
    <style:style style:name="T178" style:parent-style-name="DefaultParagraphFont" style:family="text">
      <style:text-properties fo:language="eu" fo:country="ES"/>
    </style:style>
    <style:style style:name="P179" style:parent-style-name="Normal" style:family="paragraph">
      <style:paragraph-properties fo:text-align="justify"/>
      <style:text-properties fo:language="eu" fo:country="ES"/>
    </style:style>
    <style:style style:name="P180" style:parent-style-name="Normal" style:family="paragraph">
      <style:paragraph-properties fo:text-align="justify"/>
      <style:text-properties style:text-underline-type="single" style:text-underline-style="solid" style:text-underline-width="auto" style:text-underline-mode="continuous" fo:language="eu" fo:country="ES"/>
    </style:style>
    <style:style style:name="P181"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2"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3" style:parent-style-name="Normal" style:family="paragraph">
      <style:paragraph-properties fo:text-align="justify"/>
      <style:text-properties fo:language="eu" fo:country="ES"/>
    </style:style>
    <style:style style:name="P184"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5"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6" style:parent-style-name="Normal" style:family="paragraph">
      <style:paragraph-properties fo:text-align="justify"/>
      <style:text-properties fo:language="eu" fo:country="ES"/>
    </style:style>
    <style:style style:name="P187"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8"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89" style:parent-style-name="Normal" style:family="paragraph">
      <style:paragraph-properties fo:text-align="justify"/>
      <style:text-properties fo:language="eu" fo:country="ES"/>
    </style:style>
    <style:style style:name="P190"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91"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92" style:parent-style-name="Normal" style:family="paragraph">
      <style:paragraph-properties fo:text-align="justify"/>
      <style:text-properties fo:language="eu" fo:country="ES"/>
    </style:style>
    <style:style style:name="P193" style:parent-style-name="Normal" style:family="paragraph">
      <style:paragraph-properties fo:text-align="justify"/>
      <style:text-properties fo:language="eu" fo:country="ES"/>
    </style:style>
    <style:style style:name="P194" style:parent-style-name="Normal" style:family="paragraph">
      <style:paragraph-properties fo:text-align="justify"/>
      <style:text-properties fo:language="eu" fo:country="ES"/>
    </style:style>
    <style:style style:name="P195" style:parent-style-name="Normal" style:family="paragraph">
      <style:paragraph-properties fo:text-align="justify"/>
      <style:text-properties fo:language="eu" fo:country="ES"/>
    </style:style>
    <style:style style:name="P196"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197" style:parent-style-name="Normal" style:family="paragraph">
      <style:paragraph-properties fo:text-align="justify"/>
      <style:text-properties fo:language="eu" fo:country="ES"/>
    </style:style>
    <style:style style:name="P198" style:parent-style-name="Normal" style:family="paragraph">
      <style:paragraph-properties fo:text-align="justify"/>
      <style:text-properties fo:language="eu" fo:country="ES"/>
    </style:style>
    <style:style style:name="P199"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200" style:parent-style-name="Normal" style:family="paragraph">
      <style:paragraph-properties fo:text-align="justify"/>
      <style:text-properties fo:language="eu" fo:country="ES"/>
    </style:style>
    <style:style style:name="P201"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202" style:parent-style-name="Normal" style:family="paragraph">
      <style:paragraph-properties fo:text-align="justify"/>
      <style:text-properties fo:font-size="12pt" style:font-size-asian="12pt" style:text-underline-type="single" style:text-underline-style="solid" style:text-underline-width="auto" style:text-underline-mode="continuous" fo:language="eu" fo:country="ES"/>
    </style:style>
    <style:style style:name="P203" style:parent-style-name="Normal" style:family="paragraph">
      <style:paragraph-properties fo:text-align="justify"/>
      <style:text-properties fo:language="eu" fo:country="ES"/>
    </style:style>
    <style:style style:name="P204" style:parent-style-name="Normal" style:family="paragraph">
      <style:paragraph-properties fo:text-align="justify"/>
      <style:text-properties fo:language="eu" fo:country="ES"/>
    </style:style>
    <style:style style:name="P205" style:parent-style-name="Normal" style:family="paragraph">
      <style:paragraph-properties fo:text-align="justify"/>
    </style:style>
    <style:style style:name="T206" style:parent-style-name="DefaultParagraphFont" style:family="text">
      <style:text-properties style:font-name="Courier New" fo:font-size="10pt" style:font-size-asian="10pt" style:font-size-complex="10pt" fo:language="eu" fo:country="ES"/>
    </style:style>
    <style:style style:name="P207" style:parent-style-name="Normal" style:family="paragraph">
      <style:paragraph-properties fo:text-align="justify"/>
    </style:style>
    <style:style style:name="T208" style:parent-style-name="DefaultParagraphFont" style:family="text">
      <style:text-properties style:font-name="Courier New" fo:font-size="10pt" style:font-size-asian="10pt" style:font-size-complex="10pt" fo:language="eu" fo:country="ES"/>
    </style:style>
    <style:style style:name="P209" style:parent-style-name="Normal" style:family="paragraph">
      <style:paragraph-properties fo:text-align="justify"/>
    </style:style>
    <style:style style:name="T210" style:parent-style-name="DefaultParagraphFont" style:family="text">
      <style:text-properties style:font-name="Courier New" fo:font-size="10pt" style:font-size-asian="10pt" style:font-size-complex="10pt" fo:language="eu" fo:country="ES"/>
    </style:style>
    <style:style style:name="P211" style:parent-style-name="Normal" style:family="paragraph">
      <style:paragraph-properties fo:text-align="justify"/>
    </style:style>
    <style:style style:name="T212" style:parent-style-name="DefaultParagraphFont" style:family="text">
      <style:text-properties style:font-name="Courier New" fo:font-size="10pt" style:font-size-asian="10pt" style:font-size-complex="10pt" fo:language="eu" fo:country="ES"/>
    </style:style>
    <style:style style:name="T213" style:parent-style-name="DefaultParagraphFont" style:family="text">
      <style:text-properties style:font-name="Courier New" fo:font-size="10pt" style:font-size-asian="10pt" style:font-size-complex="10pt" fo:language="eu" fo:country="ES"/>
    </style:style>
    <style:style style:name="P214" style:parent-style-name="Normal" style:family="paragraph">
      <style:paragraph-properties fo:text-align="justify"/>
    </style:style>
    <style:style style:name="T215" style:parent-style-name="DefaultParagraphFont" style:family="text">
      <style:text-properties style:font-name="Courier New" fo:font-size="10pt" style:font-size-asian="10pt" style:font-size-complex="10pt" fo:language="eu" fo:country="ES"/>
    </style:style>
    <style:style style:name="P216" style:parent-style-name="Normal" style:family="paragraph">
      <style:paragraph-properties fo:text-align="justify"/>
    </style:style>
    <style:style style:name="T217" style:parent-style-name="DefaultParagraphFont" style:family="text">
      <style:text-properties style:font-name="Courier New" fo:font-size="10pt" style:font-size-asian="10pt" style:font-size-complex="10pt" fo:language="eu" fo:country="ES"/>
    </style:style>
    <style:style style:name="P218" style:parent-style-name="Normal" style:family="paragraph">
      <style:paragraph-properties fo:text-align="justify"/>
    </style:style>
    <style:style style:name="T219" style:parent-style-name="DefaultParagraphFont" style:family="text">
      <style:text-properties style:font-name="Courier New" fo:font-size="10pt" style:font-size-asian="10pt" style:font-size-complex="10pt" fo:language="eu" fo:country="ES"/>
    </style:style>
    <style:style style:name="P220" style:parent-style-name="Normal" style:family="paragraph">
      <style:paragraph-properties fo:text-align="justify"/>
    </style:style>
    <style:style style:name="T221" style:parent-style-name="DefaultParagraphFont" style:family="text">
      <style:text-properties style:font-name="Courier New" fo:font-size="10pt" style:font-size-asian="10pt" style:font-size-complex="10pt" fo:language="eu" fo:country="ES"/>
    </style:style>
    <style:style style:name="P222" style:parent-style-name="Normal" style:family="paragraph">
      <style:paragraph-properties fo:text-align="justify"/>
    </style:style>
    <style:style style:name="T223" style:parent-style-name="DefaultParagraphFont" style:family="text">
      <style:text-properties style:font-name="Courier New" fo:font-size="10pt" style:font-size-asian="10pt" style:font-size-complex="10pt" fo:language="eu" fo:country="ES"/>
    </style:style>
    <style:style style:name="P224" style:parent-style-name="Normal" style:family="paragraph">
      <style:paragraph-properties fo:text-align="justify"/>
    </style:style>
    <style:style style:name="T225" style:parent-style-name="DefaultParagraphFont" style:family="text">
      <style:text-properties style:font-name="Courier New" fo:font-size="10pt" style:font-size-asian="10pt" style:font-size-complex="10pt" fo:language="eu" fo:country="ES"/>
    </style:style>
    <style:style style:name="P226" style:parent-style-name="Normal" style:family="paragraph">
      <style:paragraph-properties fo:text-align="justify"/>
    </style:style>
    <style:style style:name="T227" style:parent-style-name="DefaultParagraphFont" style:family="text">
      <style:text-properties style:font-name="Courier New" fo:font-size="10pt" style:font-size-asian="10pt" style:font-size-complex="10pt" fo:language="eu" fo:country="ES"/>
    </style:style>
    <style:style style:name="P228" style:parent-style-name="Normal" style:family="paragraph">
      <style:paragraph-properties fo:text-align="justify"/>
    </style:style>
    <style:style style:name="T229" style:parent-style-name="DefaultParagraphFont" style:family="text">
      <style:text-properties style:font-name="Courier New" fo:font-size="10pt" style:font-size-asian="10pt" style:font-size-complex="10pt" fo:language="eu" fo:country="ES"/>
    </style:style>
    <style:style style:name="P230" style:parent-style-name="Normal" style:family="paragraph">
      <style:paragraph-properties fo:text-align="justify"/>
    </style:style>
    <style:style style:name="T231" style:parent-style-name="DefaultParagraphFont" style:family="text">
      <style:text-properties style:font-name="Courier New" fo:font-size="10pt" style:font-size-asian="10pt" style:font-size-complex="10pt" fo:language="eu" fo:country="ES"/>
    </style:style>
    <style:style style:name="P232" style:parent-style-name="Normal" style:family="paragraph">
      <style:paragraph-properties fo:text-align="justify"/>
    </style:style>
    <style:style style:name="T233" style:parent-style-name="DefaultParagraphFont" style:family="text">
      <style:text-properties style:font-name="Courier New" fo:font-size="10pt" style:font-size-asian="10pt" style:font-size-complex="10pt" fo:language="eu" fo:country="ES"/>
    </style:style>
    <style:style style:name="P234" style:parent-style-name="Normal" style:family="paragraph">
      <style:paragraph-properties fo:text-align="justify"/>
    </style:style>
    <style:style style:name="T235" style:parent-style-name="DefaultParagraphFont" style:family="text">
      <style:text-properties style:font-name="Courier New" fo:font-size="10pt" style:font-size-asian="10pt" style:font-size-complex="10pt" fo:language="eu" fo:country="ES"/>
    </style:style>
    <style:style style:name="P236" style:parent-style-name="Normal" style:family="paragraph">
      <style:paragraph-properties fo:text-align="justify"/>
    </style:style>
    <style:style style:name="T237" style:parent-style-name="DefaultParagraphFont" style:family="text">
      <style:text-properties style:font-name="Courier New" fo:font-size="10pt" style:font-size-asian="10pt" style:font-size-complex="10pt" fo:language="eu" fo:country="ES"/>
    </style:style>
    <style:style style:name="P238" style:parent-style-name="Normal" style:family="paragraph">
      <style:paragraph-properties fo:text-align="justify"/>
    </style:style>
    <style:style style:name="T239" style:parent-style-name="DefaultParagraphFont" style:family="text">
      <style:text-properties style:font-name="Courier New" fo:font-size="10pt" style:font-size-asian="10pt" style:font-size-complex="10pt" fo:language="eu" fo:country="ES"/>
    </style:style>
    <style:style style:name="P240" style:parent-style-name="Normal" style:family="paragraph">
      <style:paragraph-properties fo:text-align="justify"/>
    </style:style>
    <style:style style:name="T241" style:parent-style-name="DefaultParagraphFont" style:family="text">
      <style:text-properties style:font-name="Courier New" fo:font-size="10pt" style:font-size-asian="10pt" style:font-size-complex="10pt" fo:language="eu" fo:country="ES"/>
    </style:style>
    <style:style style:name="P242" style:parent-style-name="Normal" style:family="paragraph">
      <style:paragraph-properties fo:text-align="justify"/>
    </style:style>
    <style:style style:name="T243" style:parent-style-name="DefaultParagraphFont" style:family="text">
      <style:text-properties style:font-name="Courier New" fo:font-size="10pt" style:font-size-asian="10pt" style:font-size-complex="10pt" fo:language="eu" fo:country="ES"/>
    </style:style>
    <style:style style:name="P244" style:parent-style-name="Normal" style:family="paragraph">
      <style:paragraph-properties fo:text-align="justify"/>
    </style:style>
    <style:style style:name="T245" style:parent-style-name="DefaultParagraphFont" style:family="text">
      <style:text-properties style:font-name="Courier New" fo:font-size="10pt" style:font-size-asian="10pt" style:font-size-complex="10pt" fo:language="eu" fo:country="ES"/>
    </style:style>
    <style:style style:name="P246" style:parent-style-name="Normal" style:family="paragraph">
      <style:paragraph-properties fo:text-align="justify"/>
    </style:style>
    <style:style style:name="T247" style:parent-style-name="DefaultParagraphFont" style:family="text">
      <style:text-properties style:font-name="Courier New" fo:font-size="10pt" style:font-size-asian="10pt" style:font-size-complex="10pt" fo:language="eu" fo:country="ES"/>
    </style:style>
    <style:style style:name="P248" style:parent-style-name="Normal" style:family="paragraph">
      <style:paragraph-properties fo:text-align="justify"/>
    </style:style>
    <style:style style:name="T249" style:parent-style-name="DefaultParagraphFont" style:family="text">
      <style:text-properties style:font-name="Courier New" fo:font-size="10pt" style:font-size-asian="10pt" style:font-size-complex="10pt" fo:language="eu" fo:country="ES"/>
    </style:style>
    <style:style style:name="P250" style:parent-style-name="Normal" style:family="paragraph">
      <style:paragraph-properties fo:text-align="justify"/>
    </style:style>
    <style:style style:name="T251" style:parent-style-name="DefaultParagraphFont" style:family="text">
      <style:text-properties style:font-name="Courier New" fo:font-size="10pt" style:font-size-asian="10pt" style:font-size-complex="10pt" fo:language="eu" fo:country="ES"/>
    </style:style>
    <style:style style:name="P252" style:parent-style-name="Normal" style:family="paragraph">
      <style:paragraph-properties fo:text-align="justify"/>
    </style:style>
    <style:style style:name="T253" style:parent-style-name="DefaultParagraphFont" style:family="text">
      <style:text-properties style:font-name="Courier New" fo:font-size="10pt" style:font-size-asian="10pt" style:font-size-complex="10pt" fo:language="eu" fo:country="ES"/>
    </style:style>
    <style:style style:name="P254" style:parent-style-name="Normal" style:family="paragraph">
      <style:paragraph-properties fo:text-align="justify"/>
    </style:style>
    <style:style style:name="T255" style:parent-style-name="DefaultParagraphFont" style:family="text">
      <style:text-properties style:font-name="Courier New" fo:font-size="10pt" style:font-size-asian="10pt" style:font-size-complex="10pt" fo:language="eu" fo:country="ES"/>
    </style:style>
    <style:style style:name="P256" style:parent-style-name="Normal" style:family="paragraph">
      <style:paragraph-properties fo:text-align="justify"/>
    </style:style>
    <style:style style:name="T257" style:parent-style-name="DefaultParagraphFont" style:family="text">
      <style:text-properties style:font-name="Courier New" fo:font-size="10pt" style:font-size-asian="10pt" style:font-size-complex="10pt" fo:language="eu" fo:country="ES"/>
    </style:style>
    <style:style style:name="P258" style:parent-style-name="Normal" style:family="paragraph">
      <style:paragraph-properties fo:text-align="justify"/>
    </style:style>
    <style:style style:name="T259" style:parent-style-name="DefaultParagraphFont" style:family="text">
      <style:text-properties style:font-name="Courier New" fo:font-size="10pt" style:font-size-asian="10pt" style:font-size-complex="10pt" fo:language="eu" fo:country="ES"/>
    </style:style>
    <style:style style:name="P260" style:parent-style-name="Normal" style:family="paragraph">
      <style:paragraph-properties fo:text-align="justify"/>
    </style:style>
    <style:style style:name="T261" style:parent-style-name="DefaultParagraphFont" style:family="text">
      <style:text-properties style:font-name="Courier New" fo:font-size="10pt" style:font-size-asian="10pt" style:font-size-complex="10pt" fo:language="eu" fo:country="ES"/>
    </style:style>
    <style:style style:name="P262" style:parent-style-name="Normal" style:family="paragraph">
      <style:paragraph-properties fo:text-align="justify"/>
    </style:style>
    <style:style style:name="T263" style:parent-style-name="DefaultParagraphFont" style:family="text">
      <style:text-properties style:font-name="Courier New" fo:font-size="10pt" style:font-size-asian="10pt" style:font-size-complex="10pt" fo:language="eu" fo:country="ES"/>
    </style:style>
    <style:style style:name="P264" style:parent-style-name="Normal" style:family="paragraph">
      <style:paragraph-properties fo:text-align="justify"/>
    </style:style>
    <style:style style:name="T265" style:parent-style-name="DefaultParagraphFont" style:family="text">
      <style:text-properties style:font-name="Courier New" fo:font-size="10pt" style:font-size-asian="10pt" style:font-size-complex="10pt" fo:language="eu" fo:country="ES"/>
    </style:style>
    <style:style style:name="P266" style:parent-style-name="Normal" style:family="paragraph">
      <style:paragraph-properties fo:text-align="justify"/>
    </style:style>
    <style:style style:name="T267" style:parent-style-name="DefaultParagraphFont" style:family="text">
      <style:text-properties style:font-name="Courier New" fo:font-size="10pt" style:font-size-asian="10pt" style:font-size-complex="10pt" fo:language="eu" fo:country="ES"/>
    </style:style>
    <style:style style:name="P268" style:parent-style-name="Normal" style:family="paragraph">
      <style:paragraph-properties fo:text-align="justify"/>
    </style:style>
    <style:style style:name="T269" style:parent-style-name="DefaultParagraphFont" style:family="text">
      <style:text-properties style:font-name="Courier New" fo:font-size="10pt" style:font-size-asian="10pt" style:font-size-complex="10pt" fo:language="eu" fo:country="ES"/>
    </style:style>
    <style:style style:name="P270" style:parent-style-name="Normal" style:family="paragraph">
      <style:paragraph-properties fo:text-align="justify"/>
    </style:style>
    <style:style style:name="T271" style:parent-style-name="DefaultParagraphFont" style:family="text">
      <style:text-properties style:font-name="Courier New" fo:font-size="10pt" style:font-size-asian="10pt" style:font-size-complex="10pt" fo:language="eu" fo:country="ES"/>
    </style:style>
    <style:style style:name="P272" style:parent-style-name="Normal" style:family="paragraph">
      <style:paragraph-properties fo:text-align="justify"/>
    </style:style>
    <style:style style:name="T273" style:parent-style-name="DefaultParagraphFont" style:family="text">
      <style:text-properties style:font-name="Courier New" fo:font-size="10pt" style:font-size-asian="10pt" style:font-size-complex="10pt" fo:language="eu" fo:country="ES"/>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T277" style:parent-style-name="DefaultParagraphFont" style:family="text">
      <style:text-properties fo:language="eu" fo:country="ES"/>
    </style:style>
    <style:style style:name="T278" style:parent-style-name="DefaultParagraphFont" style:family="text">
      <style:text-properties fo:language="eu" fo:country="ES"/>
    </style:style>
  </office:automatic-styles>
  <office:body>
    <office:text text:use-soft-page-breaks="true">
      <text:p text:style-name="P1">Hitzak asmatzeko joku baten aplikazioa</text:p>
      <text:p text:style-name="P2"/>
      <text:p text:style-name="P3">Deskribapena:</text:p>
      <text:p text:style-name="P4">Gure aplikazioa web-joku sinple batean jokatzeko aukera emango digu. Joku honetan, jokalariak hitzak asmatzeko duen abilezia eta<text:s/>azkartasuna frogatuko da; jokalariak hitz kategoria bat aukeratu ahal izango du, animaliak adibidez, momentu horretan aplikazioak hitz desberdinak emango dizkigu, zeinen letrak desordenaturik egongo diren, eta jokalariaren zeregina hitzaren ordena egokia asmatzea izango da ahalik eta azkarren.</text:p>
      <text:p text:style-name="P5"/>
      <text:p text:style-name="P6">Behin aplikazioaren kontzeptua azalduta jokuaren hainbat arau eta ezaugarri azalduko dira jarraian:</text:p>
      <text:list text:style-name="LFO1" text:continue-numbering="true">
        <text:list-item>
          <text:p text:style-name="P7">Jokalariek kontu bat egin ahal izango dute (kontu gabe ere jokatzea ere badago).</text:p>
        </text:list-item>
        <text:list-item>
          <text:p text:style-name="P8">Jokalariak kontu bat badu, bere puntuaketa gorde ahal izango du, puntuaketak jokalari guztiek ikusi ahal izango dituzte eta klasifikazio bat egongo da non jokalari hobeenak egongo diren erregistratuta eta edozeinen eskura egongo dena.</text:p>
        </text:list-item>
        <text:list-item>
          <text:p text:style-name="P9">Jokatzeko orduan jokalariak hitz kategoria bat aukeratu<text:s/>beharko du, kategoria hauek hainbat gaietan egongo dira oinarrituta (animaliak, etxeko objektuak, munduko hiriak...) behin kategoria bat aukeratuta, kategoria horrekin bat datozten hitzak soilik ezarriko zaizkio jokalariari.</text:p>
        </text:list-item>
        <text:list-item>
          <text:p text:style-name="P10">Aurretik esan bezala, jokalariaren abilezia eta azkartasuna frogatzen da joku honetan, hortaz, jokaldiek denbora limite bat izango dute, hortaz, jokalariaren eginbeharra zenbat eta hitz gehiago asmatzea izango da denbora horren barnean ahalik eta puntuazio handiena lortzeko.</text:p>
        </text:list-item>
        <text:list-item>
          <text:p text:style-name="P11">Denbora limitea hainbat kategoriatan egongo da banatuta, zeinetan limite ezberdina ezarriko den: 2 minutu, 5 minutu eta 10 minutu. Jokalariak nahi duen denbora kategoria aukeratuko du baita hitz kategoria bat eta ahalik eta hitz gehien asmatzea izango da helburua denbora horren barnean puntuaketa ahalik eta altuena lortzeko.</text:p>
        </text:list-item>
        <text:list-item>
          <text:p text:style-name="P12">Puntuaketa egiteko hitzaren zailtasuna hartuko da kontuan (zenbat eta letra gehiago orduan eta zailago), beraz hitz bakoitzeko jasotzen den puntu kantitatea hitz horrek dituen letren berdina izango da (adibidez: Jirafa=6 puntu), denbora limitea bukatzean jokalari adieraziko zaio zenbat puntu lortu dituen guztira eta kontua badu, bere puntuazioa erregistratzeko aukera emango zaio.</text:p>
        </text:list-item>
        <text:list-item>
          <text:p text:style-name="P13">Klasifikazioak kategorietan egongo dira banatuta, klasifikazio ezberdina egongo da denbora eta hitz kategoria bakoitzeko (Animaliak hitz kategorian 2, 5 eta 10 minutuko kategorietako klasifikazioak egongo dira).</text:p>
        </text:list-item>
      </text:list>
      <text:p text:style-name="P14"/>
      <text:p text:style-name="P15"><text:span text:style-name="T16">Aplikazioak garraio mailako protokolo gisa UDP konkurrentea erabiliko du. Aukera honen arrazoi nagusietako bat m</text:span><text:span text:style-name="T17">ezuen bidalketaren azkartasuna da. Jokuak denboraren menpe funtzionatzen duenez, asmatzeko hitzak modu azkar batean komunikatu behar dira, eta, beraz, bezeroaren eta hitzak dauzkan zerbitzariaren arteko komunikazioa bizkorra izan behar da. Gainera, bakarri</text:span><text:span text:style-name="T18">k karaktere-kateak bidali behar direnez (eta ez fitxategiak), UDParen<text:s/></text:span><text:span text:style-name="T19">best-effort</text:span><text:span text:style-name="T20"><text:s/>ezaugarria hobe da. Kasu honetan, UDK konkurrente “konektatua” erabiliko dugu erabiltzailea kautotua dagoela egiaztatu behar dugulako komunikazioan zehar eta gainera bezero a</text:span><text:span text:style-name="T21">sko batera zerbitzatzeko gai izan behar duelako gure aplikazioak.</text:span></text:p>
      <text:p text:style-name="P22"/>
      <text:p text:style-name="P23"/>
      <text:p text:style-name="P24">Protokoloa:</text:p>
      <text:p text:style-name="P25">Sintaxia eta semantika:</text:p>
      <text:p text:style-name="P26"><text:span text:style-name="T27">Komando, erantzun eta bestelako hitz guztiak ASCII kodeketa duten karaktere kateak (string-ak) izango dira. Komandoak 4 karaktere izango dituzte eta<text:s/></text:span><text:span text:style-name="T28">horien erantzunak, berriz, 2. Komando batzuk parametroak dituztenez, komandoaren atzetik joango dira. Parametro bat baino gehiago behar badira, ‘,’ (koma) karakterearekin banatuko dira. Zerrenda bat bidaltzea beharrezkoa bada, zerrenda osoa string batean b</text:span><text:span text:style-name="T29">idaliko da, lerro saltoak</text:span><text:span text:style-name="T30"><text:s/>‘\n’</text:span><text:span text:style-name="T31"><text:s/>batez adieraziz.</text:span></text:p>
      <text:p text:style-name="P32"/>
      <text:p text:style-name="P33">Komandoak:</text:p>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P40">Komandoak</text:p>
          </table:table-cell>
          <table:table-cell table:style-name="TableCell41">
            <text:p text:style-name="P42">Parametroak</text:p>
          </table:table-cell>
          <table:table-cell table:style-name="TableCell43">
            <text:p text:style-name="P44">Semantika</text:p>
          </table:table-cell>
        </table:table-row>
        <table:table-row table:style-name="TableRow45">
          <table:table-cell table:style-name="TableCell46">
            <text:p text:style-name="P47">ERRG</text:p>
          </table:table-cell>
          <table:table-cell table:style-name="TableCell48">
            <text:p text:style-name="P49">Erabiltzailea, pasahitza</text:p>
          </table:table-cell>
          <table:table-cell table:style-name="TableCell50">
            <text:p text:style-name="P51">Erabiltzaile berria sortzen du.</text:p>
          </table:table-cell>
        </table:table-row>
        <table:table-row table:style-name="TableRow52">
          <table:table-cell table:style-name="TableCell53">
            <text:p text:style-name="P54">USER</text:p>
          </table:table-cell>
          <table:table-cell table:style-name="TableCell55">
            <text:p text:style-name="P56">Erabiltzailea</text:p>
          </table:table-cell>
          <table:table-cell table:style-name="TableCell57">
            <text:p text:style-name="P58">Sesioaren hasiera erabiltzailearen izenarekin.</text:p>
          </table:table-cell>
        </table:table-row>
        <table:table-row table:style-name="TableRow59">
          <table:table-cell table:style-name="TableCell60">
            <text:p text:style-name="P61">PASS</text:p>
          </table:table-cell>
          <table:table-cell table:style-name="TableCell62">
            <text:p text:style-name="P63">Pasahitza</text:p>
          </table:table-cell>
          <table:table-cell table:style-name="TableCell64">
            <text:p text:style-name="P65">Erabiltzailearen<text:s/>kautotzea.</text:p>
          </table:table-cell>
        </table:table-row>
        <table:table-row table:style-name="TableRow66">
          <table:table-cell table:style-name="TableCell67">
            <text:p text:style-name="P68">ENTR</text:p>
          </table:table-cell>
          <table:table-cell table:style-name="TableCell69">
            <text:p text:style-name="P70"/>
          </table:table-cell>
          <table:table-cell table:style-name="TableCell71">
            <text:p text:style-name="P72">Jokuaren menu nagusira igarotzeko baimena eskatzeko (kautoturik ala ez).</text:p>
          </table:table-cell>
        </table:table-row>
        <table:table-row table:style-name="TableRow73">
          <table:table-cell table:style-name="TableCell74">
            <text:p text:style-name="P75">LIST</text:p>
          </table:table-cell>
          <table:table-cell table:style-name="TableCell76">
            <text:p text:style-name="P77"/>
          </table:table-cell>
          <table:table-cell table:style-name="TableCell78">
            <text:p text:style-name="P79">Jokuaren kategoria ezberdinen eskaera.</text:p>
          </table:table-cell>
        </table:table-row>
        <table:table-row table:style-name="TableRow80">
          <table:table-cell table:style-name="TableCell81">
            <text:p text:style-name="P82">PLAY</text:p>
          </table:table-cell>
          <table:table-cell table:style-name="TableCell83">
            <text:p text:style-name="P84">Kategoria,denbora</text:p>
          </table:table-cell>
          <table:table-cell table:style-name="TableCell85">
            <text:p text:style-name="P86">Jokuaren hasiera, listaren kategoria bat eta denbora limitea (2, 5 edo 10 minutu) emanda.</text:p>
          </table:table-cell>
        </table:table-row>
        <table:table-row table:style-name="TableRow87">
          <table:table-cell table:style-name="TableCell88">
            <text:p text:style-name="P89">SOLV</text:p>
          </table:table-cell>
          <table:table-cell table:style-name="TableCell90">
            <text:p text:style-name="P91">Hitz_ordenatua</text:p>
          </table:table-cell>
          <table:table-cell table:style-name="TableCell92">
            <text:p text:style-name="P93">Hitz ordenatuaren bidalketa.</text:p>
          </table:table-cell>
        </table:table-row>
        <table:table-row table:style-name="TableRow94">
          <table:table-cell table:style-name="TableCell95">
            <text:p text:style-name="P96">STOP</text:p>
          </table:table-cell>
          <table:table-cell table:style-name="TableCell97">
            <text:p text:style-name="P98"/>
          </table:table-cell>
          <table:table-cell table:style-name="TableCell99">
            <text:p text:style-name="P100">Jokuaren amaiera.</text:p>
          </table:table-cell>
        </table:table-row>
        <table:table-row table:style-name="TableRow101">
          <table:table-cell table:style-name="TableCell102">
            <text:p text:style-name="P103">RANK</text:p>
          </table:table-cell>
          <table:table-cell table:style-name="TableCell104">
            <text:p text:style-name="P105"/>
          </table:table-cell>
          <table:table-cell table:style-name="TableCell106">
            <text:p text:style-name="P107">Jokua amaitzean lortutako puntuazioa gordetzeko (puntuaketa zerbitzariak izango du, beraz, ez da bidali beharko).</text:p>
          </table:table-cell>
        </table:table-row>
        <table:table-row table:style-name="TableRow108">
          <table:table-cell table:style-name="TableCell109">
            <text:p text:style-name="P110">RKNG</text:p>
          </table:table-cell>
          <table:table-cell table:style-name="TableCell111">
            <text:p text:style-name="P112">Kategoria</text:p>
          </table:table-cell>
          <table:table-cell table:style-name="TableCell113">
            <text:p text:style-name="P114">Puntuazio listak eskatzeko.</text:p>
          </table:table-cell>
        </table:table-row>
        <table:table-row table:style-name="TableRow115">
          <table:table-cell table:style-name="TableCell116">
            <text:p text:style-name="P117">EXIT</text:p>
          </table:table-cell>
          <table:table-cell table:style-name="TableCell118">
            <text:p text:style-name="P119"/>
          </table:table-cell>
          <table:table-cell table:style-name="TableCell120">
            <text:p text:style-name="P121">Sesioaren itxiera.</text:p>
          </table:table-cell>
        </table:table-row>
      </table:table>
      <text:p text:style-name="P122"/>
      <text:p text:style-name="P123">Erantzunak:</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Erantzunak</text:p>
          </table:table-cell>
          <table:table-cell table:style-name="TableCell131">
            <text:p text:style-name="P132">Parametroak</text:p>
          </table:table-cell>
          <table:table-cell table:style-name="TableCell133">
            <text:p text:style-name="P134">Semantika</text:p>
          </table:table-cell>
        </table:table-row>
        <table:table-row table:style-name="TableRow135">
          <table:table-cell table:style-name="TableCell136">
            <text:p text:style-name="P137">OK</text:p>
          </table:table-cell>
          <table:table-cell table:style-name="TableCell138">
            <text:p text:style-name="P139">Zerrenda, Hitza edo ezer ez</text:p>
          </table:table-cell>
          <table:table-cell table:style-name="TableCell140">
            <text:p text:style-name="P141">Erantzun positiboa, dena ondo joan denean lortzen dena.</text:p>
          </table:table-cell>
        </table:table-row>
        <table:table-row table:style-name="TableRow142">
          <table:table-cell table:style-name="TableCell143">
            <text:p text:style-name="P144">EZ</text:p>
          </table:table-cell>
          <table:table-cell table:style-name="TableCell145">
            <text:p text:style-name="P146">Errore kodea</text:p>
          </table:table-cell>
          <table:table-cell table:style-name="TableCell147">
            <text:p text:style-name="P148">Erantzun negatiboa, zerbait gaizki joan denean.</text:p>
          </table:table-cell>
        </table:table-row>
        <table:table-row table:style-name="TableRow149">
          <table:table-cell table:style-name="TableCell150">
            <text:p text:style-name="P151">WR</text:p>
          </table:table-cell>
          <table:table-cell table:style-name="TableCell152">
            <text:p text:style-name="P153"/>
          </table:table-cell>
          <table:table-cell table:style-name="TableCell154">
            <text:p text:style-name="P155"><text:span text:style-name="T156">Asmatu beharreko hitza gaizki dagoenean.</text:span></text:p>
          </table:table-cell>
        </table:table-row>
        <table:table-row table:style-name="TableRow157">
          <table:table-cell table:style-name="TableCell158">
            <text:p text:style-name="P159">TM</text:p>
          </table:table-cell>
          <table:table-cell table:style-name="TableCell160">
            <text:p text:style-name="P161"><text:s/>Puntuazioa</text:p>
          </table:table-cell>
          <table:table-cell table:style-name="TableCell162">
            <text:p text:style-name="P163">Denbora bukatu denean, jokua amaitzeko eta puntuazioa bezeroari bidaltzeko.</text:p>
          </table:table-cell>
        </table:table-row>
      </table:table>
      <text:p text:style-name="P164"/>
      <text:p text:style-name="P165"/>
      <text:p text:style-name="P166">Prozedurak:</text:p>
      <text:p text:style-name="P167">Aplikazio honek UDP konkurrente konektatu garraio-protokoloa erabiltzen duenez, sasi konexio moduko bat ezartzea beharrezkoa da, hala ere, aplikazioa abiaratu bezain pronto, saioa hasi ahal izango da. Edozein momentutan bezeroak egokia ez den komandoren bat bidaltzen badu, zerbitzariak 1 errore kodearekin EZ erantzun negatiboa bidaliko du. Aipatzekoa da ere, ‘errore’ hau ez duela saioaren egoera inolaz ere<text:s/>aldatuko.</text:p>
      <text:p text:style-name="Normal"/>
      <text:p text:style-name="P168"/>
      <text:p text:style-name="P169"/>
      <text:p text:style-name="P170"/>
      <text:p text:style-name="P171"/>
      <text:p text:style-name="P172">Erregistratu:</text:p>
      <text:p text:style-name="P173"><text:span text:style-name="T174">Aplikazioak erregistratzeko aukera ematen du batez ere, puntuaketak gorde ahal izateko. Erregistratzeko, bezeroak ERRG komandoa bidaali beharko du, erabiltzaile izena eta pasahitzarekin batera. A</text:span><text:span text:style-name="T175">dibidez: erabiltzailea “sza” eta</text:span><text:span text:style-name="T176"><text:s/>pasahitza: “sza” baldin badira,<text:s/></text:span><text:span text:style-name="T177">ERRGsza,sza</text:span><text:span text:style-name="T178"><text:s/>bidaliko du bezeroak egitura hori berarekin.</text:span></text:p>
      <text:p text:style-name="P179">Erabiltzaile izena hartuta badago, EZ komandoa bidaliko du zerbitzariak 8 errore-kodearekin, dena ondo joan bada OK bidaliko du.</text:p>
      <text:p text:style-name="P180"/>
      <text:p text:style-name="P181"/>
      <text:p text:style-name="P182">Saioa hasi:</text:p>
      <text:p text:style-name="P183">Saioa hasteko bezeroak<text:s/>USER komandoa bidaliko du erabiltzaile izenarekin batera, dena ondo joan bada zerbitzariak OK mezua bidaliko du ondo joan dela adierazteko, bestela, erabiltzailea ez bada zuzena, EZ mezua itzuliko du 2 errore kodearekin, momentu horretan berriz saiatzeko aukera egongo da. Dena ondo badoa, bezeroak PASS komandoa <text:s/>pasahitzarekin batera bidaliko du. Pasahitza erabiltzailearekin bat badator, OK mezua bidaliko du zerbitzariak eta identifikazioa bukatuko da, bestela EZ mezua bidaliko da 3 errore kodearekin, bezeroak prozesua berriro hasi beharko du lehen pausotik (USER komandotik).</text:p>
      <text:p text:style-name="P184"/>
      <text:p text:style-name="P185">Saioa itxi:</text:p>
      <text:p text:style-name="P186">Bezeroak hasita dagoen saioa ixteko EXIT komandoa erabiliko du. Zerbitzariak komando hau jokua martxan ez dagoenean onartuko du (jokua amaitzeko STOP komandoa erabiliko delako). Komandoa onartzean, zerbitzariak erantzun positiboa bidaliko du bezerora, eta saioa itxitzat emango da.</text:p>
      <text:p text:style-name="P187"/>
      <text:p text:style-name="P188">Kategorien lista eskatu:</text:p>
      <text:p text:style-name="P189">Bezeroak LIST komandoa bidaliko dio zerbitzariari, eta honek erantzun positiboa bidaliko du (OK), jokatzeko kategoria listarekin batera, lista osoa string batean bidaliko da. Zerbait oker joango balitz, EZ erantzungo da 4 errore kodearekin.</text:p>
      <text:p text:style-name="P190"/>
      <text:p text:style-name="P191">Jokatu:</text:p>
      <text:p text:style-name="P192">Jokatzen hasteko bezeroak ENTR komandoa bidaliko<text:s/>du zerbitzariarekin “konexioa” bermatzeko, ez da beharrezkoa identifikatuta egotea. Konexioa ondo bermatu bada, zerbitzariak OK mezua bidaliko du. Jokatzen hasteko bezeroak PLAY komandoa eta jarraian nahi duen hitz kategoria (animaliak adibidez) eta nahi<text:s/>duen denbora idatziko ditu (2, 5 edo 10 minutu), dena ondo joan bada, zerbitzariak OK mezua eta jarraian asmatu beharreko lehen hitza bidaliko du jokoari hasiera emanez, bestela, EZ mezua bidaliko du 5 errore kodearekin zerbait gaizki joan dela adieraziz.</text:p>
      <text:p text:style-name="P193">Behin jokoa hasi dela bezeroak SOLV komandoa eta jarraian hitz zuzena bidaliko ditu hitz bat asmatzeko, hitza zuzena bada, zerbitzariak OK mezua eta hitz berri bat bidaliko ditu, hitza zuzena ez bada, WR mezua bidaliko du eta erabiltzailea berriz saiatu beharko da hitza asmatzen SOLV komandoarekin.</text:p>
      <text:soft-page-break/>
      <text:p text:style-name="P194">Denbora amaitzen denean zerbitzariak TM mezua bidaliko du jokaldia amaitu dela adieraziz, jokaldian lortutako puntu kantitatea adieraziko da horrekin batera.</text:p>
      <text:p text:style-name="P195"/>
      <text:p text:style-name="P196">Jokoa amaitu:</text:p>
      <text:p text:style-name="P197">Jokaldiaren erdian bezeroak jokoa amaitu nahi izanez gero, zerbitzariari STOP komandoa bidaliko dio. Zerbitzariak erantzun positiboa bidaliko du eta jokua amaitutzat emango du, uneko puntuazioa eta geratzen den denbora deuseztatuz. Erroreren bat balego edo komandoa une desegoki batean bidali bada, zerbitzariak erantzun negatiboa bidaliko du, 6 errore kodearekin batera.</text:p>
      <text:p text:style-name="P198"/>
      <text:p text:style-name="P199">Puntuazioa bidali:</text:p>
      <text:p text:style-name="P200">Jokaldi bat amaitzean posible da lortutako puntuaketa bidaltzea, horretarako RANK komandoa bidaliko du bezeroak. Modu honetan zerbitzariak bere erabiltzaile izenarekin batera gordeko ditu lortutako puntuak ranking batean. Hau egiteko aukera soilik erabiltzaile kautotuei emango zaie.</text:p>
      <text:p text:style-name="P201"/>
      <text:p text:style-name="P202">Puntuazio-listak eskatu:</text:p>
      <text:p text:style-name="P203">Bezeroak RKNG komandoa bidaliko dio zerbitzariari, hitz kategoriarekin batera eta honek <text:s/>hitz kategoria<text:s/>horri dagokion ranking nagusiak bidaliko ditu string moduan eta soilik lehenengo hamar postuekin, denbora kategoriaz banatuta, erantzun positiboarekin batera, bezeroan ikusita horrela geratu beharko luke:</text:p>
      <text:p text:style-name="P204"/>
      <text:p text:style-name="P205"><text:span text:style-name="T206">Kategoria Animaliak</text:span></text:p>
      <text:p text:style-name="P207"><text:span text:style-name="T208">denbora 2 min</text:span></text:p>
      <text:p text:style-name="P209"><text:span text:style-name="T210">1.sza 200</text:span></text:p>
      <text:p text:style-name="P211"><text:span text:style-name="T212">2.sza<text:s/></text:span><text:span text:style-name="T213">200</text:span></text:p>
      <text:p text:style-name="P214"><text:span text:style-name="T215">3.sza 200</text:span></text:p>
      <text:p text:style-name="P216"><text:span text:style-name="T217">4.sza 200</text:span></text:p>
      <text:p text:style-name="P218"><text:span text:style-name="T219">5.sza 200</text:span></text:p>
      <text:p text:style-name="P220"><text:span text:style-name="T221">6.sza 200</text:span></text:p>
      <text:p text:style-name="P222"><text:span text:style-name="T223">7.sza 200</text:span></text:p>
      <text:p text:style-name="P224"><text:span text:style-name="T225">8.sza 200</text:span></text:p>
      <text:p text:style-name="P226"><text:span text:style-name="T227">9.sza 200</text:span></text:p>
      <text:p text:style-name="P228"><text:span text:style-name="T229">10.sza 200</text:span></text:p>
      <text:p text:style-name="P230"><text:span text:style-name="T231">denbora 5 min</text:span></text:p>
      <text:p text:style-name="P232"><text:span text:style-name="T233">1.sza 200</text:span></text:p>
      <text:p text:style-name="P234"><text:span text:style-name="T235">2.sza 200</text:span></text:p>
      <text:p text:style-name="P236"><text:span text:style-name="T237">3.sza 200</text:span></text:p>
      <text:p text:style-name="P238"><text:span text:style-name="T239">4.sza 200</text:span></text:p>
      <text:p text:style-name="P240"><text:span text:style-name="T241">5.sza 200</text:span></text:p>
      <text:p text:style-name="P242"><text:span text:style-name="T243">6.sza 200</text:span></text:p>
      <text:p text:style-name="P244"><text:span text:style-name="T245">7.sza 200</text:span></text:p>
      <text:p text:style-name="P246"><text:span text:style-name="T247">8.sza 200</text:span></text:p>
      <text:p text:style-name="P248"><text:span text:style-name="T249">9.sza 200</text:span></text:p>
      <text:p text:style-name="P250"><text:span text:style-name="T251">10.sza 200</text:span></text:p>
      <text:p text:style-name="P252"><text:span text:style-name="T253">denbora 10 min</text:span></text:p>
      <text:p text:style-name="P254"><text:span text:style-name="T255">1.sza 200</text:span></text:p>
      <text:p text:style-name="P256"><text:span text:style-name="T257">2.sza 200</text:span></text:p>
      <text:p text:style-name="P258"><text:span text:style-name="T259">3.sza 200</text:span></text:p>
      <text:p text:style-name="P260"><text:span text:style-name="T261">4.sza 200</text:span></text:p>
      <text:soft-page-break/>
      <text:p text:style-name="P262"><text:span text:style-name="T263">5.sza 200</text:span></text:p>
      <text:p text:style-name="P264"><text:span text:style-name="T265">6.sza 200</text:span></text:p>
      <text:p text:style-name="P266"><text:span text:style-name="T267">7.sza 200</text:span></text:p>
      <text:p text:style-name="P268"><text:span text:style-name="T269">8.sza 200</text:span></text:p>
      <text:p text:style-name="P270"><text:span text:style-name="T271">9.sza 200</text:span></text:p>
      <text:p text:style-name="P272"><text:span text:style-name="T273">10.sza 200</text:span></text:p>
      <text:p text:style-name="P274"/>
      <text:p text:style-name="P275"/>
      <text:p text:style-name="P276"><text:span text:style-name="T277"><text:s/>Erroreren bat suertatuko balitz, EZ erantzungo da 7</text:span><text:span text:style-name="T278"><text:s/>errore kodearek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BalloonText" style:display-name="Balloon Text" style:family="paragraph" style:parent-style-name="Normal">
      <style:paragraph-properties fo:line-height="100%"/>
      <style:text-properties style:font-name="Segoe UI" style:font-name-asian="Segoe UI" style:font-name-complex="Segoe UI" fo:font-size="9pt" style:font-size-asian="9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neko †</meta:initial-creator>
    <dc:creator>Eneko †</dc:creator>
    <meta:creation-date>2016-09-19T14:54:00Z</meta:creation-date>
    <dc:date>2016-10-30T12:47:00Z</dc:date>
    <meta:template xlink:href="Normal.dotm" xlink:type="simple"/>
    <meta:editing-cycles>32</meta:editing-cycles>
    <meta:editing-duration>PT15420S</meta:editing-duration>
    <meta:document-statistic meta:page-count="5" meta:paragraph-count="18" meta:word-count="1414" meta:character-count="9176" meta:row-count="64" meta:non-whitespace-character-count="7780"/>
  </office:meta>
</office:document-meta>
</file>